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0"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222476148778868" calcext:value-type="float">
            <text:p>0.0022247615</text:p>
          </table:table-cell>
          <table:table-cell table:formula="of:=[.B13]-[.B2]" office:value-type="float" office:value="0.00452198545216262" calcext:value-type="float">
            <text:p>0.0045219855</text:p>
          </table:table-cell>
          <table:table-cell office:value-type="float" office:value="0.0164221396630082" calcext:value-type="float">
            <text:p>0.0164221397</text:p>
          </table:table-cell>
          <table:table-cell table:formula="of:=ABS([.D2]/[.B2])" office:value-type="float" office:value="7.38152820117857" calcext:value-type="float">
            <text:p>7.3815282012</text:p>
          </table:table-cell>
          <table:table-cell table:formula="of:=ABS(([.D2]-[.C2])/[.C2])" office:value-type="float" office:value="2.63162151597687" calcext:value-type="float">
            <text:p>2.6316215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252139742502951" calcext:value-type="float">
            <text:p>0.0025213974</text:p>
          </table:table-cell>
          <table:table-cell table:formula="of:=[.B13]-[.B3]" office:value-type="float" office:value="0.00422534951492179" calcext:value-type="float">
            <text:p>0.0042253495</text:p>
          </table:table-cell>
          <table:table-cell office:value-type="float" office:value="-0.00508083771036899" calcext:value-type="float">
            <text:p>-0.0050808377</text:p>
          </table:table-cell>
          <table:table-cell table:formula="of:=ABS([.D3]/[.B3])" office:value-type="float" office:value="2.01508800633027" calcext:value-type="float">
            <text:p>2.0150880063</text:p>
          </table:table-cell>
          <table:table-cell table:formula="of:=ABS(([.D3]-[.C3])/[.C3])" office:value-type="float" office:value="2.20246566406544" calcext:value-type="float">
            <text:p>2.2024656641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280037808120043" calcext:value-type="float">
            <text:p>0.0028003781</text:p>
          </table:table-cell>
          <table:table-cell table:formula="of:=[.B13]-[.B4]" office:value-type="float" office:value="0.00394636885875087" calcext:value-type="float">
            <text:p>0.0039463689</text:p>
          </table:table-cell>
          <table:table-cell table:style-name="ce2" office:value-type="float" office:value="0.00589559387283634" calcext:value-type="float">
            <text:p>0.0058955939</text:p>
          </table:table-cell>
          <table:table-cell table:formula="of:=ABS([.D4]/[.B4])" office:value-type="float" office:value="2.10528496577473" calcext:value-type="float">
            <text:p>2.1052849658</text:p>
          </table:table-cell>
          <table:table-cell table:formula="of:=ABS(([.D4]-[.C4])/[.C4])" office:value-type="float" office:value="0.493928744081581" calcext:value-type="float">
            <text:p>0.4939287441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034290516643337" calcext:value-type="float">
            <text:p>0.0034290517</text:p>
          </table:table-cell>
          <table:table-cell table:formula="of:=[.B13]-[.B5]" office:value-type="float" office:value="0.0033176952756176" calcext:value-type="float">
            <text:p>0.0033176953</text:p>
          </table:table-cell>
          <table:table-cell table:style-name="ce3" office:value-type="float" office:value="0.00943279122511393" calcext:value-type="float">
            <text:p>9.43E-003</text:p>
          </table:table-cell>
          <table:table-cell table:formula="of:=ABS([.D5]/[.B5])" office:value-type="float" office:value="2.75084546646713" calcext:value-type="float">
            <text:p>2.7508454665</text:p>
          </table:table-cell>
          <table:table-cell table:formula="of:=ABS(([.D5]-[.C5])/[.C5])" office:value-type="float" office:value="1.84317589214337" calcext:value-type="float">
            <text:p>1.8431758921</text:p>
          </table:table-cell>
          <table:table-cell office:value-type="float" office:value="0.12" calcext:value-type="float">
            <text:p>0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00406308017027409" calcext:value-type="float">
            <text:p>0.0040630802</text:p>
          </table:table-cell>
          <table:table-cell table:formula="of:=[.B13]-[.B6]" office:value-type="float" office:value="0.00268366676967721" calcext:value-type="float">
            <text:p>0.0026836668</text:p>
          </table:table-cell>
          <table:table-cell table:style-name="ce3" office:value-type="float" office:value="0.00343467490236934" calcext:value-type="float">
            <text:p>3.43E-003</text:p>
          </table:table-cell>
          <table:table-cell table:formula="of:=ABS([.D6]/[.B6])" office:value-type="float" office:value="0.845337713859986" calcext:value-type="float">
            <text:p>0.8453377139</text:p>
          </table:table-cell>
          <table:table-cell table:formula="of:=ABS(([.D6]-[.C6])/[.C6])" office:value-type="float" office:value="0.279844033237575" calcext:value-type="float">
            <text:p>0.2798440332</text:p>
          </table:table-cell>
          <table:table-cell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00470404805416019" calcext:value-type="float">
            <text:p>0.0047040481</text:p>
          </table:table-cell>
          <table:table-cell table:formula="of:=[.B13]-[.B7]" office:value-type="float" office:value="0.00204269888579111" calcext:value-type="float">
            <text:p>0.0020426989</text:p>
          </table:table-cell>
          <table:table-cell table:style-name="ce3" office:value-type="float" office:value="0.0024133835462064" calcext:value-type="float">
            <text:p>2.41E-003</text:p>
          </table:table-cell>
          <table:table-cell table:formula="of:=ABS([.D7]/[.B7])" office:value-type="float" office:value="0.513043982208482" calcext:value-type="float">
            <text:p>0.5130439822</text:p>
          </table:table-cell>
          <table:table-cell table:formula="of:=ABS(([.D7]-[.C7])/[.C7])" office:value-type="float" office:value="0.181468087633355" calcext:value-type="float">
            <text:p>0.1814680876</text:p>
          </table:table-cell>
          <table:table-cell office:value-type="float" office:value="0.2" calcext:value-type="float">
            <text:p>0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0.00449794370074259" calcext:value-type="float">
            <text:p>0.0044979437</text:p>
          </table:table-cell>
          <table:table-cell table:formula="of:=[.B13]-[.B8]" office:value-type="float" office:value="0.00224880323920871" calcext:value-type="float">
            <text:p>0.0022488032</text:p>
          </table:table-cell>
          <table:table-cell table:style-name="ce3" office:value-type="float" office:value="0.00236231271312877" calcext:value-type="float">
            <text:p>2.36E-003</text:p>
          </table:table-cell>
          <table:table-cell table:formula="of:=ABS([.D8]/[.B8])" office:value-type="float" office:value="0.525198372922888" calcext:value-type="float">
            <text:p>0.5251983729</text:p>
          </table:table-cell>
          <table:table-cell table:formula="of:=ABS(([.D8]-[.C8])/[.C8])" office:value-type="float" office:value="0.0504755026767037" calcext:value-type="float">
            <text:p>0.0504755027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7</text:p>
          </table:table-cell>
          <table:table-cell office:value-type="float" office:value="0.00474380317888247" calcext:value-type="float">
            <text:p>0.0047438032</text:p>
          </table:table-cell>
          <table:table-cell table:formula="of:=[.B13]-[.B9]" office:value-type="float" office:value="0.00200294376106883" calcext:value-type="float">
            <text:p>0.0020029438</text:p>
          </table:table-cell>
          <table:table-cell table:style-name="ce3" office:value-type="float" office:value="0.00211534362790912" calcext:value-type="float">
            <text:p>2.12E-003</text:p>
          </table:table-cell>
          <table:table-cell table:formula="of:=ABS([.D9]/[.B9])" office:value-type="float" office:value="0.445917241534344" calcext:value-type="float">
            <text:p>0.4459172415</text:p>
          </table:table-cell>
          <table:table-cell table:formula="of:=ABS(([.D9]-[.C9])/[.C9])" office:value-type="float" office:value="0.0561173354065167" calcext:value-type="float">
            <text:p>0.0561173354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8</text:p>
          </table:table-cell>
          <table:table-cell office:value-type="float" office:value="0.00551543874578865" calcext:value-type="float">
            <text:p>0.0055154387</text:p>
          </table:table-cell>
          <table:table-cell table:formula="of:=[.B13]-[.B10]" office:value-type="float" office:value="0.00123130819416265" calcext:value-type="float">
            <text:p>0.0012313082</text:p>
          </table:table-cell>
          <table:table-cell table:style-name="ce3" office:value-type="float" office:value="0.00127422433222456" calcext:value-type="float">
            <text:p>1.27E-003</text:p>
          </table:table-cell>
          <table:table-cell table:formula="of:=ABS([.D10]/[.B10])" office:value-type="float" office:value="0.231028643586606" calcext:value-type="float">
            <text:p>0.2310286436</text:p>
          </table:table-cell>
          <table:table-cell table:formula="of:=ABS(([.D10]-[.C10])/[.C10])" office:value-type="float" office:value="0.0348540992948589" calcext:value-type="float">
            <text:p>0.0348540993</text:p>
          </table:table-cell>
          <table:table-cell office:value-type="float" office:value="0.4" calcext:value-type="float">
            <text:p>0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9</text:p>
          </table:table-cell>
          <table:table-cell office:value-type="float" office:value="0.0058603466794067" calcext:value-type="float">
            <text:p>0.0058603467</text:p>
          </table:table-cell>
          <table:table-cell table:formula="of:=[.B13]-[.B11]" office:value-type="float" office:value="0.000886400260544597" calcext:value-type="float">
            <text:p>0.0008864003</text:p>
          </table:table-cell>
          <table:table-cell table:style-name="ce3" office:value-type="float" office:value="0.000985205744035531" calcext:value-type="float">
            <text:p>9.85E-004</text:p>
          </table:table-cell>
          <table:table-cell table:formula="of:=ABS([.D11]/[.B11])" office:value-type="float" office:value="0.168113901434799" calcext:value-type="float">
            <text:p>0.1681139014</text:p>
          </table:table-cell>
          <table:table-cell table:formula="of:=ABS(([.D11]-[.C11])/[.C11])" office:value-type="float" office:value="0.111468247347117" calcext:value-type="float">
            <text:p>0.1114682473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10</text:p>
          </table:table-cell>
          <table:table-cell office:value-type="float" office:value="0.00641675730484692" calcext:value-type="float">
            <text:p>0.0064167573</text:p>
          </table:table-cell>
          <table:table-cell table:formula="of:=[.B13]-[.B12]" office:value-type="float" office:value="0.000329989635104385" calcext:value-type="float">
            <text:p>0.0003299896</text:p>
          </table:table-cell>
          <table:table-cell table:style-name="ce3" office:value-type="float" office:value="0.000370125528605889" calcext:value-type="float">
            <text:p>3.70E-004</text:p>
          </table:table-cell>
          <table:table-cell table:formula="of:=ABS([.D12]/[.B12])" office:value-type="float" office:value="0.0576810857917773" calcext:value-type="float">
            <text:p>0.0576810858</text:p>
          </table:table-cell>
          <table:table-cell table:formula="of:=ABS(([.D12]-[.C12])/[.C12])" office:value-type="float" office:value="0.121627739879793" calcext:value-type="float">
            <text:p>0.1216277399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67467469399513" calcext:value-type="float">
            <text:p>0.00674674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4:44:29.734035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5-03-23T21:36:07.122944961</dc:date>
    <meta:editing-duration>PT14H20M48S</meta:editing-duration>
    <meta:editing-cycles>9</meta:editing-cycles>
    <meta:generator>LibreOffice/4.2.7.2$Linux_X86_64 LibreOffice_project/420m0$Build-2</meta:generator>
    <meta:document-statistic meta:table-count="1" meta:cell-count="85" meta:object-count="0"/>
  </office:meta>
</office:document-meta>
</file>